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fo:font-size="17.1000003814697pt" fo:font-weight="bold" style:font-size-asian="15pt" style:font-weight-asian="bold" style:font-size-complex="17.1000003814697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 fo:text-align="start" style:justify-single-word="false"/>
      <style:text-properties fo:font-size="12pt" fo:font-weight="normal" officeooo:paragraph-rsid="00577e8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font-size="12pt" fo:font-weight="normal" officeooo:paragraph-rsid="0042ea9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font-size="12pt" fo:font-weight="normal" officeooo:paragraph-rsid="004f5f8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font-size="12pt" fo:font-weight="normal" officeooo:paragraph-rsid="0055a63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font-size="12pt" fo:font-weight="normal" officeooo:paragraph-rsid="00577e8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/>
    </style:style>
    <style:style style:name="P12" style:family="paragraph" style:parent-style-name="Standard">
      <style:paragraph-properties fo:line-height="150%" fo:text-align="start" style:justify-single-word="false"/>
      <style:text-properties fo:font-size="16pt" fo:font-weight="bold" officeooo:paragraph-rsid="00713f35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fo:font-size="16pt" fo:font-weight="bold" officeooo:paragraph-rsid="004f5f8a" style:font-size-asian="16pt" style:font-weight-asian="bold" style:font-size-complex="16pt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fo:font-size="13.6999998092651pt" fo:font-weight="normal" officeooo:paragraph-rsid="00713f35" style:font-size-asian="12pt" style:font-weight-asian="normal" style:font-size-complex="13.6999998092651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font-size="16pt" fo:font-weight="bold" officeooo:paragraph-rsid="00713f35" style:font-size-asian="16pt" style:font-weight-asian="bold" style:font-size-complex="16pt" style:font-weight-complex="bold"/>
    </style:style>
    <style:style style:name="P16" style:family="paragraph" style:parent-style-name="Standard">
      <style:paragraph-properties fo:line-height="150%" fo:text-align="start" style:justify-single-word="false"/>
      <style:text-properties fo:font-size="13.6999998092651pt" fo:font-weight="normal" officeooo:paragraph-rsid="00713f35" style:font-size-asian="12pt" style:font-weight-asian="normal" style:font-size-complex="13.6999998092651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fo:font-size="13.6999998092651pt" fo:font-weight="normal" officeooo:paragraph-rsid="00713f35" fo:background-color="#fff200" style:font-size-asian="12pt" style:font-weight-asian="normal" style:font-size-complex="13.6999998092651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fo:font-size="13.6999998092651pt" fo:font-weight="normal" officeooo:paragraph-rsid="00713f35" fo:background-color="transparent" style:font-size-asian="12pt" style:font-weight-asian="normal" style:font-size-complex="13.6999998092651pt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fo:color="#000000" fo:font-size="13.6999998092651pt" fo:font-weight="normal" officeooo:paragraph-rsid="00713f35" fo:background-color="transparent" style:font-size-asian="12pt" style:font-weight-asian="normal" style:font-size-complex="13.6999998092651pt" style:font-weight-complex="normal"/>
    </style:style>
    <style:style style:name="T1" style:family="text">
      <style:text-properties fo:font-size="13.6999998092651pt" style:font-size-asian="12pt" style:font-size-complex="13.6999998092651pt"/>
    </style:style>
    <style:style style:name="T2" style:family="text">
      <style:text-properties fo:background-color="#fff200" loext:char-shading-value="0"/>
    </style:style>
    <style:style style:name="T3" style:family="text">
      <style:text-properties fo:color="#ce18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S命令汇总</text:p>
      <text:p text:style-name="P1"/>
      <text:p text:style-name="P2">二、入门概述</text:p>
      <text:p text:style-name="P4">1.查看软件包列表</text:p>
      <text:p text:style-name="P4">rospack list</text:p>
      <text:p text:style-name="P4"/>
      <text:p text:style-name="P4">2.定位软件包</text:p>
      <text:p text:style-name="P4">rospack find package-name</text:p>
      <text:p text:style-name="P4"/>
      <text:p text:style-name="P4">3.tab补全功能</text:p>
      <text:p text:style-name="P4">按tab键两次</text:p>
      <text:p text:style-name="P4"/>
      <text:p text:style-name="P4">4.查看软件包下的文件</text:p>
      <text:p text:style-name="P4">rosls package-name</text:p>
      <text:p text:style-name="P4"/>
      <text:p text:style-name="P4">5.切换至软件包目录</text:p>
      <text:p text:style-name="P4">roscd package-name</text:p>
      <text:p text:style-name="P4"/>
      <text:p text:style-name="P4">6.启动节点管理器</text:p>
      <text:p text:style-name="P4">roscore</text:p>
      <text:p text:style-name="P4"/>
      <text:p text:style-name="P4">7.启动节点</text:p>
      <text:p text:style-name="P4">rosrun 包名 可执行文件名</text:p>
      <text:p text:style-name="P4"/>
      <text:p text:style-name="P4">8.查看运行节点列表</text:p>
      <text:p text:style-name="P4">rosnode list</text:p>
      <text:p text:style-name="P4">（节点名与可执行文件名不同）</text:p>
      <text:p text:style-name="P4"/>
      <text:p text:style-name="P4">9.查看节点信息</text:p>
      <text:p text:style-name="P4">rosnode info node-name</text:p>
      <text:p text:style-name="P4"><text:soft-page-break/>（话题列表、服务列表、进程标识符、连接）</text:p>
      <text:p text:style-name="P4"/>
      <text:p text:style-name="P4">10.终止节点</text:p>
      <text:p text:style-name="P4">rosnode kill节点名</text:p>
      <text:p text:style-name="P4"/>
      <text:p text:style-name="P4">11.在节点管理器中删除节点</text:p>
      <text:p text:style-name="P4">rosnode cleanup</text:p>
      <text:p text:style-name="P4"/>
      <text:p text:style-name="P4">12.查看节点间的连接关系</text:p>
      <text:p text:style-name="P4">rqt_graph</text:p>
      <text:p text:style-name="P4">（可微调连接图）</text:p>
      <text:p text:style-name="P4"/>
      <text:p text:style-name="P4">13.查看当前活跃话题</text:p>
      <text:p text:style-name="P4">rostopic list</text:p>
      <text:p text:style-name="P4"/>
      <text:p text:style-name="P4">14.查看话题中的消息内容</text:p>
      <text:p text:style-name="P4">rostopic echo 话题名</text:p>
      <text:p text:style-name="P4"/>
      <text:p text:style-name="P4">15.测量每秒发布消息的数量</text:p>
      <text:p text:style-name="P4">rostopic hz 话题名</text:p>
      <text:p text:style-name="P4"/>
      <text:p text:style-name="P4">16.测量每秒发布消息所占的字节数</text:p>
      <text:p text:style-name="P4">rostopic bw 话题名</text:p>
      <text:p text:style-name="P4"/>
      <text:p text:style-name="P4">17.查看话题信息</text:p>
      <text:p text:style-name="P4">rostopic info 话题名</text:p>
      <text:p text:style-name="P4">（包括消息类型、订阅者、发布者）</text:p>
      <text:p text:style-name="P4"/>
      <text:p text:style-name="P4">18.查看消息类型</text:p>
      <text:p text:style-name="P4">rosmsg show 类型名</text:p>
      <text:p text:style-name="P4"><text:soft-page-break/></text:p>
      <text:p text:style-name="P4">19.用命令行发布消息</text:p>
      <text:p text:style-name="P4">rostopic pub -r 频率 话题名 消息类型 消息内容</text:p>
      <text:p text:style-name="P4">（-1，-l，-f）</text:p>
      <text:p text:style-name="P4"/>
      <text:p text:style-name="P4">20.问题检查</text:p>
      <text:p text:style-name="P4">roswtf</text:p>
      <text:p text:style-name="P4"/>
      <text:p text:style-name="P11"/>
      <text:p text:style-name="P3">三、编写ROS程序</text:p>
      <text:p text:style-name="P6">1.创建工作区</text:p>
      <text:p text:style-name="P6">mkdir 工作空间名</text:p>
      <text:p text:style-name="P6">（在工作空间下创建src）</text:p>
      <text:p text:style-name="P6"/>
      <text:p text:style-name="P6">2.创建功能包</text:p>
      <text:p text:style-name="P6">在src下</text:p>
      <text:p text:style-name="P6">catkin_create_pkg 包名</text:p>
      <text:p text:style-name="P6">（包名只允许小写字母、下划线、数字，且以小写字母开头）</text:p>
      <text:p text:style-name="P6"/>
      <text:p text:style-name="P6">3.在功能包文件夹下添加.cpp源程序</text:p>
      <text:p text:style-name="P6">一般源程序包括：</text:p>
      <text:p text:style-name="P6">3.1 头文件声明：#include&lt;ros/ros.h&gt;……</text:p>
      <text:p text:style-name="P6">3.2 起始处：ros::init(argc,argv,”节点默认名”);</text:p>
      <text:p text:style-name="P6">3.3 注册节点：ros::NodeHandle nh;</text:p>
      <text:p text:style-name="P6"/>
      <text:p text:style-name="P6">4.编译程序</text:p>
      <text:p text:style-name="P6">4.1 声明依赖库：</text:p>
      <text:p text:style-name="P6">CMakeLists.txt中加入：find_package(catkin REQUIRED COMPONENTS package-names)</text:p>
      <text:p text:style-name="P6"/>
      <text:p text:style-name="P6"><text:soft-page-break/></text:p>
      <text:p text:style-name="P6">package.xml中加入：</text:p>
      <text:p text:style-name="P6">&lt;build_depend&gt;package-name&lt;/build_depend&gt;</text:p>
      <text:p text:style-name="P6">&lt;run_depend&gt;package-name&lt;/run_depend&gt;</text:p>
      <text:p text:style-name="P6">4.2 声明可执行文件</text:p>
      <text:p text:style-name="P7">CMakeLists.txt中加入：</text:p>
      <text:p text:style-name="P7">add_executable(executable-name source-files)</text:p>
      <text:p text:style-name="P7">target_link_libraries(executable-name ${catkin_LIBRARIES})</text:p>
      <text:p text:style-name="P7">4.3 编译</text:p>
      <text:p text:style-name="P7">在工作区文件下：catkin_make</text:p>
      <text:p text:style-name="P7">4.4 执行脚本文件</text:p>
      <text:p text:style-name="P7">source devel/setup.bash</text:p>
      <text:p text:style-name="P7"/>
      <text:p text:style-name="P7">5.执行程序</text:p>
      <text:p text:style-name="P7">roscore</text:p>
      <text:p text:style-name="P7">打开另外一个终端：rosrun 包名 可执行文件名</text:p>
      <text:p text:style-name="P7"/>
      <text:p text:style-name="P7">6.发布消息节点程序</text:p>
      <text:p text:style-name="P7">6.1 消息类型声明：#include &lt;package_name/type_name.h&gt;</text:p>
      <text:p text:style-name="P7">6.2 创建发布者对象：ros::Publisher pub = node_handle.advertise&lt;message_type&gt;(topic_name, queue_size);</text:p>
      <text:p text:style-name="P7">6.3 创建消息并填充：如：geometry_msgs::Twist msg;……</text:p>
      <text:p text:style-name="P7">6.4 发布消息：pub.publish(msg);</text:p>
      <text:p text:style-name="P7">……</text:p>
      <text:p text:style-name="P7"/>
      <text:p text:style-name="P7">7.编译发布节点程序</text:p>
      <text:p text:style-name="P7">声明消息类型依赖库：</text:p>
      <text:p text:style-name="P8">CMakeLists.txt中加入：find_package(catkin REQUIRED COMPONENTS package-names)</text:p>
      <text:p text:style-name="P8">package.xml中加入：</text:p>
      <text:p text:style-name="P8">&lt;build_depend&gt;package-name&lt;/build_depend&gt;</text:p>
      <text:p text:style-name="P8"><text:soft-page-break/>&lt;run_depend&gt;package-name&lt;/run_depend&gt;</text:p>
      <text:p text:style-name="P8">声明可执行文件、编译……</text:p>
      <text:p text:style-name="P8"/>
      <text:p text:style-name="P8"/>
      <text:p text:style-name="P8">8.订阅节点程序：</text:p>
      <text:p text:style-name="P8">8.1 编写回调函数：</text:p>
      <text:p text:style-name="P8">void function_name(const package_name::type_name &amp;msg)</text:p>
      <text:p text:style-name="P8">{. . .}</text:p>
      <text:p text:style-name="P8">（收到消息后调用该函数）</text:p>
      <text:p text:style-name="P8">8.2 创建订阅者对象：ros::Subscriber sub = node_handle.subscribe(topic_name,queue_size, pointer_to_callback_function);</text:p>
      <text:p text:style-name="P8">8.3 给ROS控制权</text:p>
      <text:p text:style-name="P8">ros::spinOnce();或</text:p>
      <text:p text:style-name="P8">ros::spin();</text:p>
      <text:p text:style-name="P8"/>
      <text:p text:style-name="P8"/>
      <text:p text:style-name="P13">四、日志消息</text:p>
      <text:p text:style-name="P8">1.日志的严重级别</text:p>
      <text:p text:style-name="P8">DEBUG、INFO、WARN、ERROR、FATAL</text:p>
      <text:p text:style-name="P8"/>
      <text:p text:style-name="P8">2.生成日志消息</text:p>
      <text:p text:style-name="P8">2.1 ROS_DEBUG_STREAM(massage);</text:p>
      <text:p text:style-name="P9">2.2 ROS_DEBUG_STREAM_ONCE(massage);</text:p>
      <text:p text:style-name="P10">2.3 ROS_DEBUG_STREAM_THROTTLE(interval,massage);</text:p>
      <text:p text:style-name="P10">（以上消息为C++标准输出流，若要printf，则去掉STREAM即可）</text:p>
      <text:p text:style-name="P10"/>
      <text:p text:style-name="P10">3.查看日志消息</text:p>
      <text:p text:style-name="P10">3.1 控制台：格式化控制台消息，设置ROSCONSOLE_FORMAT环境变量，一般有：</text:p>
      <text:p text:style-name="P10">[${severity}] [${time}]: ${message}、${file}、 ${line}、${function}、${node}</text:p>
      <text:p text:style-name="P10">3.2 话题rosout</text:p>
      <text:p text:style-name="P10"><text:soft-page-break/>查看消息内容：rostopic echo /rosout或rqt_console</text:p>
      <text:p text:style-name="P10">3.3 日志文件</text:p>
      <text:p text:style-name="P10">文件名：~/.ros/log/run_id/rosout.log，run_id为标识码</text:p>
      <text:p text:style-name="P10">查找标识码：查看roscore的输出setting /run_id to run_id 或 rosparam get /run_id</text:p>
      <text:p text:style-name="P10">查看日志消耗空间：rosclean check</text:p>
      <text:p text:style-name="P10">清除日志：rosclean purge</text:p>
      <text:p text:style-name="P10"/>
      <text:p text:style-name="P10">4.设置日志级别</text:p>
      <text:p text:style-name="P10">4.1 命令行：rosservice call /node-name/set_logger_level ros.package-name level（节点启动后）</text:p>
      <text:p text:style-name="P10">4.2 图形界面：rqt_logger_level</text:p>
      <text:p text:style-name="P10">4.3 C++代码：</text:p>
      <text:p text:style-name="P10">#include &lt;log4cxx/logger.h&gt;</text:p>
      <text:p text:style-name="P10">. . .</text:p>
      <text:p text:style-name="P10">log4cxx::Logger::getLogger(ROSCONSOLE_DEFAULT_NAME)-&gt;setLevel(</text:p>
      <text:p text:style-name="P10">ros::console::g_level_lookup[ros::console::levels::Debug]</text:p>
      <text:p text:style-name="P10">);</text:p>
      <text:p text:style-name="P10">ros::console::notifyLoggerLevelsChanged();</text:p>
      <text:p text:style-name="P5"/>
      <text:p text:style-name="P5"/>
      <text:p text:style-name="P12">五、计算图源<text:span text:style-name="T1">（节点、话题、服务、参数）</text:span>命名</text:p>
      <text:p text:style-name="P14">1.全局名称：/a/b/c/d/e/f/g/h/i/j/k/l</text:p>
      <text:p text:style-name="P14">命名空间、基本名称</text:p>
      <text:p text:style-name="P14"/>
      <text:p text:style-name="P14">2.相对名称：前面无“/”</text:p>
      <text:p text:style-name="P14">为每个节点设置默认命名空间，方便移植。</text:p>
      <text:p text:style-name="P14">2.1 _ _ns:=default-namespace</text:p>
      <text:p text:style-name="P14">2.2 Export ROS_NAMESPACE=default-namespace</text:p>
      <text:p text:style-name="P14"/>
      <text:p text:style-name="P14">3.私有名称：～私有名称，以节点名作为命名空间</text:p>
      <text:p text:style-name="P14"><text:soft-page-break/>4.匿名名称：在节点后加文本，使得可以启动节点的多个副本而没有命名冲突</text:p>
      <text:p text:style-name="P14">请求匿名名称：ros::init(argc, argv, base_name, ros::init_options::AnonymousName);</text:p>
      <text:p text:style-name="P14"/>
      <text:p text:style-name="P14"/>
      <text:p text:style-name="P12">六、启动文件</text:p>
      <text:p text:style-name="P14">1.执行启动文件</text:p>
      <text:p text:style-name="P14">roslaunch 包名 启动文件名</text:p>
      <text:p text:style-name="P14"/>
      <text:p text:style-name="P14">2.请求启动文件的详细信息</text:p>
      <text:p text:style-name="P14">roslaunch -v 包名 启动文件名</text:p>
      <text:p text:style-name="P14"/>
      <text:p text:style-name="P14">3.创建启动文件</text:p>
      <text:p text:style-name="P14">启动文件存储在功能包目录下。</text:p>
      <text:p text:style-name="P14">1<text:span text:style-name="T2"> &lt;launch&gt;</text:span></text:p>
      <text:p text:style-name="P14">2 &lt;node</text:p>
      <text:p text:style-name="P14">3 pkg="turtlesim "<text:span text:style-name="T3">//包名</text:span></text:p>
      <text:p text:style-name="P14">4 type="turtlesim_node"<text:span text:style-name="T3">//消息类型名</text:span></text:p>
      <text:p text:style-name="P14">5 name="turtlesim "<text:span text:style-name="T3">//节点名</text:span></text:p>
      <text:p text:style-name="P14">6 respawn="true "<text:span text:style-name="T3">//节点意外停止时重新启动</text:span></text:p>
      <text:p text:style-name="P14">7 /&gt;</text:p>
      <text:p text:style-name="P14">8 &lt;node</text:p>
      <text:p text:style-name="P14">9 pkg="turtlesim "</text:p>
      <text:p text:style-name="P14">10 type="turtle_teleop_key"</text:p>
      <text:p text:style-name="P14">11 name="teleop_key"</text:p>
      <text:p text:style-name="P14">12 required="true "<text:span text:style-name="T3">//必要节点，该节点停止时，其余所有节点均停止</text:span></text:p>
      <text:p text:style-name="P14">13 launch −prefix="xterm −e"<text:span text:style-name="T3">//命令行前缀，可为节点打开独立的终端窗口，一般用于需要控制台输入的节点</text:span></text:p>
      <text:p text:style-name="P14">14 /&gt;</text:p>
      <text:p text:style-name="P14"><text:soft-page-break/>15 &lt;node</text:p>
      <text:p text:style-name="P14">16 pkg="agitr "</text:p>
      <text:p text:style-name="P14">17 type="subpose"</text:p>
      <text:p text:style-name="P14">18 name="pose_subscriber "</text:p>
      <text:p text:style-name="P14">19 output="screen "<text:span text:style-name="T3">//在控制台输出信息或roslaunch –screen package-name launch-file-name控制台显示所有节点输出</text:span></text:p>
      <text:p text:style-name="P14">20 /&gt;</text:p>
      <text:p text:style-name="P17">21 &lt;/launch&gt;</text:p>
      <text:p text:style-name="P17"/>
      <text:p text:style-name="P18">输出会被保存到以下文件中：</text:p>
      <text:p text:style-name="P18">~/.ros/log/run_id/node_name-number-stout.log</text:p>
      <text:p text:style-name="P18"/>
      <text:p text:style-name="P18">4.为节点设置默认命名空间</text:p>
      <text:p text:style-name="P18">在启动文件的每个结点下加入：ns=”namespace”;</text:p>
      <text:p text:style-name="P18"/>
      <text:p text:style-name="P18">5.创建重映射（将原名称换为新名称）</text:p>
      <text:p text:style-name="P18">5.1 命令行启动节点时，在rosrun命令后添加：original-name := new-name</text:p>
      <text:p text:style-name="P18">5.2 启动文件启动节点时</text:p>
      <text:p text:style-name="P18">顶层：&lt;remap from=”original-name”to ”new-name”/&gt;</text:p>
      <text:p text:style-name="P18">节点下：</text:p>
      <text:p text:style-name="P18">&lt;node node-attributes&gt;</text:p>
      <text:p text:style-name="P18">&lt;remap from=”original-name”to ”new-name”/&gt;</text:p>
      <text:p text:style-name="P18">&lt;/node&gt;</text:p>
      <text:p text:style-name="P18"/>
      <text:p text:style-name="P18">6.启动文件中包含其它启动文件</text:p>
      <text:p text:style-name="P18">&lt;include file=”path-to-launch-file”&gt;或</text:p>
      <text:p text:style-name="P18">&lt;include file=”$(find package-name)/launch-file-name”&gt;或</text:p>
      <text:p text:style-name="P18">&lt;include file=”...” ns=”namespace”/&gt;</text:p>
      <text:p text:style-name="P18"/>
      <text:p text:style-name="P18"><text:soft-page-break/>7.启动参数</text:p>
      <text:p text:style-name="P18">7.1 声明参数：&lt;arg name=”agr-name”&gt;</text:p>
      <text:p text:style-name="P18">7.2 参数赋值：</text:p>
      <text:p text:style-name="P18">命令行：roslaunch package-name launch-file-name arg-name:=arg-value</text:p>
      <text:p text:style-name="P18">启动文件：</text:p>
      <text:p text:style-name="P18">&lt;arg name=”arg-name” default=”arg-value”/&gt;<text:span text:style-name="T3">//可被命令行覆盖 <text:s text:c="2"/>或</text:span></text:p>
      <text:p text:style-name="P19">&lt;arg name=”arg-name” value=”arg-value”/&gt;</text:p>
      <text:p text:style-name="P19">7.3 获取参数值：$(arg arg-name)</text:p>
      <text:p text:style-name="P19">7.4 向包含的启动文件发送参数值：</text:p>
      <text:p text:style-name="P19">&lt;incluce file=”path–to-launch-file”&gt;</text:p>
      <text:p text:style-name="P19">&lt;arg name=”arg-name” value=”$(arg arg-name)”/&gt;<text:span text:style-name="T3">//第一个为包含文件参数名，第二个为该文件参数名</text:span></text:p>
      <text:p text:style-name="P19">...</text:p>
      <text:p text:style-name="P19">&lt;/include&gt;</text:p>
      <text:p text:style-name="P19"/>
      <text:p text:style-name="P19">8.创建组</text:p>
      <text:p text:style-name="P19">8.1 组内的所有节点使用同一命名空间</text:p>
      <text:p text:style-name="P19">&lt;group ns=”namespace”/&gt;</text:p>
      <text:p text:style-name="P19">...</text:p>
      <text:p text:style-name="P19">&lt;/group&gt;</text:p>
      <text:p text:style-name="P19">8.2 有条件的使能或禁用组内节点</text:p>
      <text:p text:style-name="P19">&lt;group if=”0 or 1”/&gt;<text:span text:style-name="T3">//或者unless=”1or0”</text:span></text:p>
      <text:p text:style-name="P19">&lt;/group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13:21:55.785480977</meta:creation-date>
    <dc:date>2020-02-21T15:52:52.020538078</dc:date>
    <meta:editing-duration>PT5H40M11S</meta:editing-duration>
    <meta:editing-cycles>154</meta:editing-cycles>
    <meta:generator>LibreOffice/6.0.7.3$Linux_X86_64 LibreOffice_project/00m0$Build-3</meta:generator>
    <meta:document-statistic meta:table-count="0" meta:image-count="0" meta:object-count="0" meta:page-count="9" meta:paragraph-count="202" meta:word-count="1544" meta:character-count="4530" meta:non-whitespace-character-count="4342"/>
  </office:meta>
</office:document-meta>
</file>